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6ee2" officeooo:paragraph-rsid="00096ee2"/>
    </style:style>
    <style:style style:name="P2" style:family="paragraph" style:parent-style-name="Standard">
      <style:text-properties officeooo:rsid="00096ee2" officeooo:paragraph-rsid="00096e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eteo</text:p>
      <text:p text:style-name="P2"/>
      <text:p text:style-name="P2">ay diablito ay diablito en que me enamoraste hoy, ay diablito ay diablito</text:p>
      <text:p text:style-name="P2"/>
      <text:p text:style-name="P2"/>
      <text:p text:style-name="P2">Soy un prometeo un pedacito de dios, soy un pobre diablo atado a la cueva del platon</text:p>
      <text:p text:style-name="P2"/>
      <text:p text:style-name="P2">soy quien no recuerda ni como respirar, ni de que vestir ni comer ni como actuar</text:p>
      <text:p text:style-name="P2"/>
      <text:p text:style-name="P2">soy un soldado de roma un guerrero de espada y amor</text:p>
      <text:p text:style-name="P2"/>
      <text:p text:style-name="P2">capas de asesinarse antes de hacerte algun daño</text:p>
      <text:p text:style-name="P2"/>
      <text:p text:style-name="P2">atrapado en la trapa del problema del quien soy, <text:s/>y quien no soy</text:p>
      <text:p text:style-name="P2"/>
      <text:p text:style-name="P2">no soy del 50, no soy del 51, no soy del 0 y no soy del 100 soy de lo mas profundo del 1</text:p>
      <text:p text:style-name="P2"/>
      <text:p text:style-name="P2">soy un soldado de roma un guerrero de espada y amor</text:p>
      <text:p text:style-name="P2"/>
      <text:p text:style-name="P2">capas de asesinarse antes de hacerte algun daño</text:p>
      <text:p text:style-name="P2"/>
      <text:p text:style-name="P2">atrapado en la trapa del problema del quien soy</text:p>
      <text:p text:style-name="P2"/>
      <text:p text:style-name="P2">atrapado en la trapa del problema del quien soy</text:p>
      <text:p text:style-name="P2"/>
      <text:p text:style-name="P2"/>
      <text:p text:style-name="P2">Soy vos, soy el diablo, soy el hijo del sol en el barro</text:p>
      <text:p text:style-name="P2"/>
      <text:p text:style-name="P2">trepando de a poco por la mañana quitando del ojo cualquier lagaña</text:p>
      <text:p text:style-name="P2"/>
      <text:p text:style-name="P2">y que arda babilonia, que caiga sion, dejandole paso al faraon</text:p>
      <text:p text:style-name="P2"/>
      <text:p text:style-name="P2"><text:s/>que arda babilonia, que caiga sion.</text:p>
      <text:p text:style-name="P2"/>
      <text:p text:style-name="P2">ay diablito ay diablito en que me enamoraste hoy, ay diablito ay diablito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5:01:15.777313170</meta:creation-date>
    <dc:date>2025-09-12T15:06:56.413957342</dc:date>
    <meta:editing-duration>PT5M40S</meta:editing-duration>
    <meta:editing-cycles>2</meta:editing-cycles>
    <meta:generator>LibreOffice/25.2.4.3$Linux_X86_64 LibreOffice_project/520$Build-3</meta:generator>
    <meta:document-statistic meta:table-count="0" meta:image-count="0" meta:object-count="0" meta:page-count="1" meta:paragraph-count="17" meta:word-count="195" meta:character-count="979" meta:non-whitespace-character-count="799"/>
  </office:meta>
</office:document-meta>
</file>